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10</text:span></text:p>
          <text:p text:style-name="P2"><text:span text:style-name="T1"/></text:p>
          <text:p text:style-name="P2"><text:span text:style-name="T1">12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5</text:span></text:p>
          <text:p text:style-name="P2"><text:span text:style-name="T1"/></text:p>
          <text:p text:style-name="P2"><text:span text:style-name="T1">13:0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4.628cm">
          <text:p text:style-name="P2"><text:span text:style-name="T1">14:00</text:span></text:p>
          <text:p text:style-name="P2"><text:span text:style-name="T1"/></text:p>
          <text:p text:style-name="P2"><text:span text:style-name="T1">14: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8.128cm">
          <text:p text:style-name="P2"><text:span text:style-name="T1">14:55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7.8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7cm" svg:y="6.128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4cm" svg:y="13.8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5cm" svg:y="13.826cm">
          <text:p text:style-name="P2"><text:span text:style-name="T2">22C</text:span></text:p>
          <text:p text:style-name="P2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22C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22C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12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12.128cm">
          <text:p text:style-name="P2"><text:span text:style-name="T2">33B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33B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3.823cm">
          <text:p text:style-name="P5"><text:span text:style-name="T2">COOR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6.128cm">
          <text:p text:style-name="P2"><text:span text:style-name="T2">22C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22C</text:span></text:p>
          <text:p text:style-name="P2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33B</text:span></text:p>
          <text:p text:style-name="P2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3.823cm">
          <text:p text:style-name="P5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6.129cm">
          <text:p text:style-name="P2"><text:span text:style-name="T2">33B</text:span></text:p>
          <text:p text:style-name="P2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7.827cm">
          <text:p text:style-name="P2"><text:span text:style-name="T2">SUP 22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SUP 22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5cm" svg:y="12.126cm">
          <text:p text:style-name="P2"><text:span text:style-name="T2">22C</text:span></text:p>
          <text:p text:style-name="P2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13.827cm">
          <text:p text:style-name="P2"><text:span text:style-name="T2">22C</text:span></text:p>
          <text:p text:style-name="P2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2.125cm">
          <text:p text:style-name="P2"><text:span text:style-name="T2">Eletrictat 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3.825cm">
          <text:p text:style-name="P2"><text:span text:style-name="T2">Electricitat 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2.1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7.2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7.128cm">
          <text:p text:style-name="P2"><text:span text:style-name="T1">14:00</text:span></text:p>
          <text:p text:style-name="P2"><text:span text:style-name="T1"/></text:p>
          <text:p text:style-name="P2"><text:span text:style-name="T1">14: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2T12:55:11.772655732</dc:date>
    <meta:editing-duration>PT1H11M12S</meta:editing-duration>
    <meta:editing-cycles>29</meta:editing-cycles>
    <meta:generator>LibreOffice/4.2.8.2$Linux_x86 LibreOffice_project/420m0$Build-2</meta:generator>
    <meta:document-statistic meta:object-count="70"/>
  </office:meta>
</office:document-meta>
</file>